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9pt" svg:height="191.25pt" svg:x="1002.42pt" svg:y="0pt">
            <draw:object draw:notify-on-update-of-ranges="Sheet1.B1:Sheet1.G1 Sheet1.A6:Sheet1.A6 Sheet1.B6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25pt" svg:x="1460.32pt" svg:y="140.8pt">
            <draw:object draw:notify-on-update-of-ranges="Sheet1.B1:Sheet1.G1 Sheet1.A19:Sheet1.A19 Sheet1.B19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91.25pt" svg:x="1001.31pt" svg:y="333.55pt">
            <draw:object draw:notify-on-update-of-ranges="Sheet1.B1:Sheet1.G1 Sheet1.A32:Sheet1.A32 Sheet1.B32:Sheet1.G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189.75pt" svg:x="1467.27pt" svg:y="513.52pt">
            <draw:object draw:notify-on-update-of-ranges="Sheet1.B1:Sheet1.G1 Sheet1.A47:Sheet1.A47 Sheet1.B47:Sheet1.G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194.26pt" svg:x="1000.29pt" svg:y="679.21pt">
            <draw:object draw:notify-on-update-of-ranges="Sheet1.B1:Sheet1.G1 Sheet1.A60:Sheet1.A60 Sheet1.B60:Sheet1.G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189.75pt" svg:x="1474.38pt" svg:y="850.82pt">
            <draw:object draw:notify-on-update-of-ranges="Sheet1.B1:Sheet1.G1 Sheet1.A73:Sheet1.A73 Sheet1.B73:Sheet1.G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190.49pt" svg:x="1002.7pt" svg:y="1026.99pt">
            <draw:object draw:notify-on-update-of-ranges="Sheet1.B1:Sheet1.G1 Sheet1.A87:Sheet1.A87 Sheet1.B87:Sheet1.G8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188.25pt" svg:x="1014.55pt" svg:y="1221.25pt">
            <draw:object draw:notify-on-update-of-ranges="Sheet1.B1:Sheet1.G1 Sheet1.A103:Sheet1.A103 Sheet1.B103:Sheet1.G10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191.25pt" svg:x="1014.52pt" svg:y="1414.03pt">
            <draw:object draw:notify-on-update-of-ranges="Sheet1.B1:Sheet1.G1 Sheet1.A116:Sheet1.A116 Sheet1.B116:Sheet1.G11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191.25pt" svg:x="1030.34pt" svg:y="1622.58pt">
            <draw:object draw:notify-on-update-of-ranges="Sheet1.B1:Sheet1.G1 Sheet1.A134:Sheet1.A134 Sheet1.B134:Sheet1.G1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188.25pt" svg:x="1024.02pt" svg:y="1825.11pt">
            <draw:object draw:notify-on-update-of-ranges="Sheet1.B1:Sheet1.G1 Sheet1.A148:Sheet1.A148 Sheet1.B148:Sheet1.G14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NGRAM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Data contains 2 classes:</text:p>
          </table:table-cell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 alpha: 11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parts: 5, ngram: 3, alpha: 5, </text:p>
          </table:table-cell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536332" calcext:value-type="float">
            <text:p>0.53633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01476" calcext:value-type="float">
            <text:p>0.80147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586705" calcext:value-type="float">
            <text:p>0.586705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713294" calcext:value-type="float">
            <text:p>0.71329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535223" calcext:value-type="float">
            <text:p>0.535223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756963" calcext:value-type="float">
            <text:p>0.75696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Execution took PT1.249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737741" calcext:value-type="float">
            <text:p>0.737741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70603" calcext:value-type="float">
            <text:p>0.970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Execution took PT2.186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815293" calcext:value-type="float">
            <text:p>0.815293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11954" calcext:value-type="float">
            <text:p>0.91195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Execution took PT1.94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18132" calcext:value-type="float">
            <text:p>0.618132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853572" calcext:value-type="float">
            <text:p>0.8535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25175" calcext:value-type="float">
            <text:p>0.625175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847904" calcext:value-type="float">
            <text:p>0.84790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18001" calcext:value-type="float">
            <text:p>0.618001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850614" calcext:value-type="float">
            <text:p>0.85061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Execution took PT32.532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30165" calcext:value-type="float">
            <text:p>0.830165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34682" calcext:value-type="float">
            <text:p>0.9346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827836" calcext:value-type="float">
            <text:p>0.827836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36567" calcext:value-type="float">
            <text:p>0.9365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829011" calcext:value-type="float">
            <text:p>0.829011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35395" calcext:value-type="float">
            <text:p>0.93539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Execution took PT7.591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41619" calcext:value-type="float">
            <text:p>0.9416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566665" calcext:value-type="float">
            <text:p>0.566665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41592" calcext:value-type="float">
            <text:p>0.94159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566483" calcext:value-type="float">
            <text:p>0.566483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41599" calcext:value-type="float">
            <text:p>0.9415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579805" calcext:value-type="float">
            <text:p>0.579805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764569" calcext:value-type="float">
            <text:p>0.76456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39437" calcext:value-type="float">
            <text:p>0.3943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56575" calcext:value-type="float">
            <text:p>0.6565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369708" calcext:value-type="float">
            <text:p>0.369708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646854" calcext:value-type="float">
            <text:p>0.646854</text:p>
          </table:table-cell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680467" calcext:value-type="float">
            <text:p>0.68046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71367" calcext:value-type="float">
            <text:p>0.9713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358673" calcext:value-type="float">
            <text:p>0.358673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43337" calcext:value-type="float">
            <text:p>0.9433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360933" calcext:value-type="float">
            <text:p>0.360933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42733" calcext:value-type="float">
            <text:p>0.942733</text:p>
          </table:table-cell>
        </table:table-row>
        <table:table-row table:style-name="ro1">
          <table:table-cell office:value-type="string" calcext:value-type="string">
            <text:p>Execution took PT3M54.212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730798" calcext:value-type="float">
            <text:p>0.730798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83363" calcext:value-type="float">
            <text:p>0.983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542875" calcext:value-type="float">
            <text:p>0.542875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39078" calcext:value-type="float">
            <text:p>0.93907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Execution took PT5M44.828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73773" calcext:value-type="float">
            <text:p>0.773773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9853" calcext:value-type="float">
            <text:p>0.83985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07921" calcext:value-type="float">
            <text:p>0.207921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40057" calcext:value-type="float">
            <text:p>0.440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08205" calcext:value-type="float">
            <text:p>0.208205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39487" calcext:value-type="float">
            <text:p>0.439487</text:p>
          </table:table-cell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ATIEN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525399" calcext:value-type="float">
            <text:p>0.52539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7845" calcext:value-type="float">
            <text:p>0.57845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75673" calcext:value-type="float">
            <text:p>0.47567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63456" calcext:value-type="float">
            <text:p>0.563456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504145" calcext:value-type="float">
            <text:p>0.5041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Execution took PT2.003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3:52:21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6:19.906000000</meta:creation-date>
    <dc:date>2015-10-15T14:35:05.798000000</dc:date>
    <meta:editing-duration>PT1H58M30S</meta:editing-duration>
    <meta:editing-cycles>18</meta:editing-cycles>
    <meta:generator>LibreOffice/4.4.1.2$Windows_x86 LibreOffice_project/45e2de17089c24a1fa810c8f975a7171ba4cd432</meta:generator>
    <meta:document-statistic meta:table-count="1" meta:cell-count="53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748cm" xlink:href=".." xlink:type="simple" chart:class="chart:bar" chart:style-name="ch1">
        <chart:title svg:x="7.096cm" svg:y="0.27cm" chart:style-name="ch2">
          <text:p>ECG200</text:p>
        </chart:title>
        <chart:legend chart:legend-position="end" svg:x="13.577cm" svg:y="3.075cm" style:legend-expansion="high" chart:style-name="ch3"/>
        <chart:plot-area chart:style-name="ch4" table:cell-range-address="Sheet1.B1:Sheet1.G1 Sheet1.A6:Sheet1.G6" chart:data-source-has-labels="both" svg:x="0.319cm" svg:y="1.183cm" svg:width="12.939cm" svg:height="5.431cm">
          <chartooo:coordinate-region svg:x="1.046cm" svg:y="1.382cm" svg:width="12.212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G6" chart:label-cell-address="Sheet1.A6:Sheet1.A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8">
                <text:p>0.8</text:p>
                <draw:g>
                  <svg:desc>Sheet1.B6:Sheet1.G6</svg:desc>
                </draw:g>
              </table:table-cell>
              <table:table-cell office:value-type="float" office:value="0.831667">
                <text:p>0.831667</text:p>
              </table:table-cell>
              <table:table-cell office:value-type="float" office:value="0.488333">
                <text:p>0.488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895">
                <text:p>0.895</text:p>
              </table:table-cell>
              <table:table-cell office:value-type="float" office:value="0.803333">
                <text:p>0.80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table:cell-range-address="Sheet1.B1:Sheet1.G1 Sheet1.A134:Sheet1.G134" chart:data-source-has-labels="both" svg:x="0.32cm" svg:y="1.183cm" svg:width="12.938cm" svg:height="5.431cm">
          <chartooo:coordinate-region svg:x="1.232cm" svg:y="1.382cm" svg:width="12.026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4:Sheet1.G134" chart:label-cell-address="Sheet1.A134:Sheet1.A13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34:Sheet1.A134</svg:desc>
                </draw:g>
              </table:table-cell>
              <table:table-cell office:value-type="float" office:value="0.825495">
                <text:p>0.825495</text:p>
                <draw:g>
                  <svg:desc>Sheet1.B134:Sheet1.G134</svg:desc>
                </draw:g>
              </table:table-cell>
              <table:table-cell office:value-type="float" office:value="0.828425">
                <text:p>0.828425</text:p>
              </table:table-cell>
              <table:table-cell office:value-type="float" office:value="0.773773">
                <text:p>0.773773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table:cell-range-address="Sheet1.B1:Sheet1.G1 Sheet1.A148:Sheet1.G148" chart:data-source-has-labels="both" svg:x="0.32cm" svg:y="1.179cm" svg:width="12.938cm" svg:height="5.331cm">
          <chartooo:coordinate-region svg:x="1.047cm" svg:y="1.379cm" svg:width="12.211cm" svg:height="4.484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8:Sheet1.G148" chart:label-cell-address="Sheet1.A148:Sheet1.A14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48:Sheet1.A148</svg:desc>
                </draw:g>
              </table:table-cell>
              <table:table-cell office:value-type="float" office:value="0.58046">
                <text:p>0.58046</text:p>
                <draw:g>
                  <svg:desc>Sheet1.B148:Sheet1.G148</svg:desc>
                </draw:g>
              </table:table-cell>
              <table:table-cell office:value-type="float" office:value="0.491379">
                <text:p>0.491379</text:p>
              </table:table-cell>
              <table:table-cell office:value-type="float" office:value="0.548851">
                <text:p>0.548851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table:cell-range-address="Sheet1.B1:Sheet1.G1 Sheet1.A19:Sheet1.G19" chart:data-source-has-labels="both" svg:x="0.32cm" svg:y="1.179cm" svg:width="12.938cm" svg:height="5.331cm">
          <chartooo:coordinate-region svg:x="1.047cm" svg:y="1.378cm" svg:width="12.211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G19" chart:label-cell-address="Sheet1.A19:Sheet1.A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9:Sheet1.A19</svg:desc>
                </draw:g>
              </table:table-cell>
              <table:table-cell office:value-type="float" office:value="0.940422">
                <text:p>0.940422</text:p>
                <draw:g>
                  <svg:desc>Sheet1.B19:Sheet1.G19</svg:desc>
                </draw:g>
              </table:table-cell>
              <table:table-cell office:value-type="float" office:value="0.947964">
                <text:p>0.947964</text:p>
              </table:table-cell>
              <table:table-cell office:value-type="float" office:value="0.736425">
                <text:p>0.736425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table:cell-range-address="Sheet1.B1:Sheet1.G1 Sheet1.A32:Sheet1.G32" chart:data-source-has-labels="both" svg:x="0.32cm" svg:y="1.183cm" svg:width="12.938cm" svg:height="5.431cm">
          <chartooo:coordinate-region svg:x="1.047cm" svg:y="1.382cm" svg:width="12.211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G32" chart:label-cell-address="Sheet1.A32:Sheet1.A3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2:Sheet1.A32</svg:desc>
                </draw:g>
              </table:table-cell>
              <table:table-cell office:value-type="float" office:value="0.919679">
                <text:p>0.919679</text:p>
                <draw:g>
                  <svg:desc>Sheet1.B32:Sheet1.G32</svg:desc>
                </draw:g>
              </table:table-cell>
              <table:table-cell office:value-type="float" office:value="0.965863">
                <text:p>0.965863</text:p>
              </table:table-cell>
              <table:table-cell office:value-type="float" office:value="0.812106">
                <text:p>0.812106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7.308cm" svg:y="0.269cm" chart:style-name="ch2">
          <text:p>YOGA</text:p>
        </chart:title>
        <chart:legend chart:legend-position="end" svg:x="13.578cm" svg:y="3.048cm" style:legend-expansion="high" chart:style-name="ch3"/>
        <chart:plot-area chart:style-name="ch4" table:cell-range-address="Sheet1.B1:Sheet1.G1 Sheet1.A47:Sheet1.G47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:Sheet1.G47" chart:label-cell-address="Sheet1.A47:Sheet1.A4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47:Sheet1.A47</svg:desc>
                </draw:g>
              </table:table-cell>
              <table:table-cell office:value-type="float" office:value="0.825556">
                <text:p>0.825556</text:p>
                <draw:g>
                  <svg:desc>Sheet1.B47:Sheet1.G47</svg:desc>
                </draw:g>
              </table:table-cell>
              <table:table-cell office:value-type="float" office:value="0.866465">
                <text:p>0.866465</text:p>
              </table:table-cell>
              <table:table-cell office:value-type="float" office:value="0.610909">
                <text:p>0.610909</text:p>
              </table:table-cell>
              <table:table-cell office:value-type="float" office:value="0.912929">
                <text:p>0.912929</text:p>
              </table:table-cell>
              <table:table-cell office:value-type="float" office:value="0.924141">
                <text:p>0.924141</text:p>
              </table:table-cell>
              <table:table-cell office:value-type="float" office:value="0.853333">
                <text:p>0.85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table:cell-range-address="Sheet1.B1:Sheet1.G1 Sheet1.A60:Sheet1.G60" chart:data-source-has-labels="both" svg:x="0.32cm" svg:y="1.189cm" svg:width="12.938cm" svg:height="5.528cm">
          <chartooo:coordinate-region svg:x="1.232cm" svg:y="1.388cm" svg:width="12.026cm" svg:height="4.682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G60" chart:label-cell-address="Sheet1.A60:Sheet1.A6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0:Sheet1.A60</svg:desc>
                </draw:g>
              </table:table-cell>
              <table:table-cell office:value-type="float" office:value="0.911688">
                <text:p>0.911688</text:p>
                <draw:g>
                  <svg:desc>Sheet1.B60:Sheet1.G60</svg:desc>
                </draw:g>
              </table:table-cell>
              <table:table-cell office:value-type="float" office:value="0.908805">
                <text:p>0.908805</text:p>
              </table:table-cell>
              <table:table-cell office:value-type="float" office:value="0.830189">
                <text:p>0.830189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G1 Sheet1.A73:Sheet1.G73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3:Sheet1.G73" chart:label-cell-address="Sheet1.A73:Sheet1.A7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3:Sheet1.A73</svg:desc>
                </draw:g>
              </table:table-cell>
              <table:table-cell office:value-type="float" office:value="0.935219">
                <text:p>0.935219</text:p>
                <draw:g>
                  <svg:desc>Sheet1.B73:Sheet1.G73</svg:desc>
                </draw:g>
              </table:table-cell>
              <table:table-cell office:value-type="float" office:value="0.956204">
                <text:p>0.956204</text:p>
              </table:table-cell>
              <table:table-cell office:value-type="float" office:value="0.566302">
                <text:p>0.566302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table:cell-range-address="Sheet1.B1:Sheet1.G1 Sheet1.A87:Sheet1.G87" chart:data-source-has-labels="both" svg:x="0.32cm" svg:y="1.183cm" svg:width="12.938cm" svg:height="5.404cm">
          <chartooo:coordinate-region svg:x="1.047cm" svg:y="1.382cm" svg:width="12.211cm" svg:height="4.558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7:Sheet1.G87" chart:label-cell-address="Sheet1.A87:Sheet1.A8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87:Sheet1.A87</svg:desc>
                </draw:g>
              </table:table-cell>
              <table:table-cell office:value-type="float" office:value="0.826845">
                <text:p>0.826845</text:p>
                <draw:g>
                  <svg:desc>Sheet1.B87:Sheet1.G87</svg:desc>
                </draw:g>
              </table:table-cell>
              <table:table-cell office:value-type="float" office:value="0.88004">
                <text:p>0.88004</text:p>
              </table:table-cell>
              <table:table-cell office:value-type="float" office:value="0.579805">
                <text:p>0.579805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table:cell-range-address="Sheet1.B1:Sheet1.G1 Sheet1.A103:Sheet1.G103" chart:data-source-has-labels="both" svg:x="0.32cm" svg:y="1.179cm" svg:width="12.938cm" svg:height="5.331cm">
          <chartooo:coordinate-region svg:x="1.047cm" svg:y="1.378cm" svg:width="12.211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G103" chart:label-cell-address="Sheet1.A103:Sheet1.A10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869533">
                <text:p>0.869533</text:p>
                <draw:g>
                  <svg:desc>Sheet1.B103:Sheet1.G103</svg:desc>
                </draw:g>
              </table:table-cell>
              <table:table-cell office:value-type="float" office:value="0.892267">
                <text:p>0.892267</text:p>
              </table:table-cell>
              <table:table-cell office:value-type="float" office:value="0.680467">
                <text:p>0.68046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7.308cm" svg:y="0.27cm" chart:style-name="ch2">
          <text:p>Wafer</text:p>
        </chart:title>
        <chart:legend chart:legend-position="end" svg:x="13.578cm" svg:y="3.075cm" style:legend-expansion="high" chart:style-name="ch3"/>
        <chart:plot-area chart:style-name="ch4" table:cell-range-address="Sheet1.B1:Sheet1.G1 Sheet1.A116:Sheet1.G116" chart:data-source-has-labels="both" svg:x="0.32cm" svg:y="1.183cm" svg:width="12.938cm" svg:height="5.431cm">
          <chartooo:coordinate-region svg:x="1.047cm" svg:y="1.382cm" svg:width="12.211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6:Sheet1.G116" chart:label-cell-address="Sheet1.A116:Sheet1.A11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16:Sheet1.A116</svg:desc>
                </draw:g>
              </table:table-cell>
              <table:table-cell office:value-type="float" office:value="0.988089">
                <text:p>0.988089</text:p>
                <draw:g>
                  <svg:desc>Sheet1.B116:Sheet1.G116</svg:desc>
                </draw:g>
              </table:table-cell>
              <table:table-cell office:value-type="float" office:value="0.995021">
                <text:p>0.995021</text:p>
              </table:table-cell>
              <table:table-cell office:value-type="float" office:value="0.64652">
                <text:p>0.64652</text:p>
              </table:table-cell>
              <table:table-cell office:value-type="float" office:value="0.992323">
                <text:p>0.992323</text:p>
              </table:table-cell>
              <table:table-cell office:value-type="float" office:value="0.998325">
                <text:p>0.998325</text:p>
              </table:table-cell>
              <table:table-cell office:value-type="float" office:value="0.983482">
                <text:p>0.9834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